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3a51" officeooo:paragraph-rsid="001b3a51"/>
    </style:style>
    <style:style style:name="P2" style:family="paragraph" style:parent-style-name="Standard">
      <style:text-properties officeooo:rsid="001c0fcb" officeooo:paragraph-rsid="001c0fcb"/>
    </style:style>
    <style:style style:name="P3" style:family="paragraph" style:parent-style-name="Standard">
      <style:text-properties officeooo:rsid="001dcfe0" officeooo:paragraph-rsid="001dcfe0"/>
    </style:style>
    <style:style style:name="P4" style:family="paragraph" style:parent-style-name="Standard">
      <style:text-properties officeooo:rsid="0020bd02" officeooo:paragraph-rsid="0020bd02"/>
    </style:style>
    <style:style style:name="P5" style:family="paragraph" style:parent-style-name="Standard">
      <style:text-properties officeooo:rsid="002326b3" officeooo:paragraph-rsid="002326b3"/>
    </style:style>
    <style:style style:name="P6" style:family="paragraph" style:parent-style-name="Standard">
      <style:text-properties officeooo:rsid="0029b67b" officeooo:paragraph-rsid="0029b67b"/>
    </style:style>
    <style:style style:name="T1" style:family="text">
      <style:text-properties officeooo:rsid="002473d1"/>
    </style:style>
    <style:style style:name="T2" style:family="text">
      <style:text-properties officeooo:rsid="002c3f65"/>
    </style:style>
    <style:style style:name="T3" style:family="text">
      <style:text-properties officeooo:rsid="003181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oir de python. </text:p>
      <text:p text:style-name="P1"/>
      <text:p text:style-name="P1">DTS. </text:p>
      <text:p text:style-name="P1"/>
      <text:p text:style-name="P1">Créer un DTS de chants révolutionnaires que l’on pourra requêter via des mots clefs. </text:p>
      <text:p text:style-name="P1"/>
      <text:p text:style-name="P1">Collection initiale de chants révolutionnaires : la Marseillaise, l’Internationale, la Carmagnole, le Chant du départ. </text:p>
      <text:p text:style-name="P1"/>
      <text:p text:style-name="P2">À terme la base de donnée doit compter une vingtaine de documents. </text:p>
      <text:p text:style-name="P2"/>
      <text:p text:style-name="P3">Etapes de réalisation du devoir. </text:p>
      <text:p text:style-name="P4"/>
      <text:p text:style-name="P5">E<text:span text:style-name="T1">n</text:span> sortie le CLI doit pouvoir fournir le document XML et les métadonnées JSON. </text:p>
      <text:p text:style-name="P5"/>
      <text:p text:style-name="P5">Etape 1 : création d'un corpus de base de 3-4 textes <text:span text:style-name="T2">→ OK</text:span></text:p>
      <text:p text:style-name="Standard">Etape 2 : Script Python - fichier CSV ou TSV <text:span text:style-name="T3">→ OK </text:span></text:p>
      <text:p text:style-name="Standard">Etape 3 : Chargement en base SQLite des données du CSV</text:p>
      <text:p text:style-name="Standard">Etape 4 : Génération, via render_template, de XML à la volée pour les requêtes documents (attention, n'allez pas m'écrire de TEI en amont. Restez avec du fichier texte !)</text:p>
      <text:p text:style-name="Standard">Etape 5 : Génération, via jsonify (on le verra), des réponses jsons des requêtes Navigation et Collection</text:p>
      <text:p text:style-name="Standard">Etape 5bis : CLI pour charger tout en base de données (préparer les données pour ne pas avoir à le faire manuellement)</text:p>
      <text:p text:style-name="Standard">Etape 6: Heroku</text:p>
      <text:p text:style-name="Standard"/>
      <text:p text:style-name="Standard">Et bien sûr : Documentation à toutes les étapes.</text:p>
      <text:p text:style-name="P5"/>
      <text:p text:style-name="P6">Librairie panda ??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8:15:26.851860866</meta:creation-date>
    <dc:date>2019-02-21T13:29:34.968077524</dc:date>
    <meta:editing-duration>PT3H31M53S</meta:editing-duration>
    <meta:editing-cycles>15</meta:editing-cycles>
    <meta:generator>LibreOffice/5.3.7.2$MacOSX_X86_64 LibreOffice_project/6b8ed514a9f8b44d37a1b96673cbbdd077e24059</meta:generator>
    <meta:document-statistic meta:table-count="0" meta:image-count="0" meta:object-count="0" meta:page-count="1" meta:paragraph-count="16" meta:word-count="183" meta:character-count="1041" meta:non-whitespace-character-count="866"/>
  </office:meta>
</office:document-meta>
</file>